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Checking your account balance or mini statement helps monitor transactions. This guide covers methods in India.</text:p>
      <text:h text:style-name="P1" text:outline-level="2">Steps</text:h>
      <text:list text:style-name="L7">
        <text:list-item>
          <text:p text:style-name="P9"><text:span text:style-name="Strong_20_Emphasis">ATM</text:span>: Insert debit card, enter PIN, select “Balance Enquiry” or “Mini Statement.”</text:p>
        </text:list-item>
        <text:list-item>
          <text:p text:style-name="P9"><text:span text:style-name="Strong_20_Emphasis">Internet Banking</text:span>: Log in to bank’s website, view “Account Summary.”</text:p>
        </text:list-item>
        <text:list-item>
          <text:p text:style-name="P9"><text:span text:style-name="Strong_20_Emphasis">Mobile Banking</text:span>: Open app, log in, check balance or mini statement.</text:p>
        </text:list-item>
        <text:list-item>
          <text:p text:style-name="P9"><text:span text:style-name="Strong_20_Emphasis">SMS Banking</text:span>: Send SMS (e.g., BAL Account No.) to bank’s number.</text:p>
        </text:list-item>
        <text:list-item>
          <text:p text:style-name="P9"><text:span text:style-name="Strong_20_Emphasis">Missed Call</text:span>: Dial bank’s missed call number for balance via SMS.</text:p>
        </text:list-item>
        <text:list-item>
          <text:p text:style-name="P9"><text:span text:style-name="Strong_20_Emphasis">Branch/Passbook</text:span>: Visit branch or update passbook at ATM/machine.</text:p>
        </text:list-item>
        <text:list-item>
          <text:p text:style-name="P9"><text:span text:style-name="Strong_20_Emphasis">USSD</text:span>: Dial *99#, select balance or mini statement.</text:p>
        </text:list-item>
      </text:list>
      <text:h text:style-name="P1" text:outline-level="2">Notes</text:h>
      <text:list text:style-name="L8">
        <text:list-item>
          <text:p text:style-name="P10">Register for mobile/internet banking for online access.</text:p>
        </text:list-item>
        <text:list-item>
          <text:p text:style-name="P10">SMS/missed call needs registered mobile.</text:p>
        </text:list-item>
        <text:list-item>
          <text:p text:style-name="P10">Some services may have charges.</text:p>
        </text:list-item>
      </text:list>
      <text:h text:style-name="P1" text:outline-level="2">Key Terms</text:h>
      <text:p text:style-name="P2">Account balance, mini statement, internet banking, SMS banking, missed call, USS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6:04.489137616</dc:date>
    <meta:editing-duration>PT2M52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0" meta:character-count="820" meta:non-whitespace-character-count="716"/>
  </office:meta>
</office:document-meta>
</file>